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8">33.35 miles in the last week</text:p>
      <text:p text:style-name="P8"/>
      <text:p text:style-name="P8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0"/>
      <text:p text:style-name="P10"/>
      <text:p text:style-name="P10"/>
      <text:p text:style-name="P10"/>
      <text:p text:style-name="P5"><text:soft-page-break/>Sat June 30, 2013 <text:span text:style-name="T1">8.5 miles</text:span></text:p>
      <text:p text:style-name="P5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5"/>
      <text:p text:style-name="P5">Sun July 1, 2018 <text:span text:style-name="T1">no running</text:span> </text:p>
      <text:p text:style-name="P5">I worked a lot in my yard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1T21:43:49.11</dc:date>
    <dc:creator>James Lombardi</dc:creator>
    <meta:editing-duration>P4DT1H22M</meta:editing-duration>
    <meta:editing-cycles>331</meta:editing-cycles>
    <meta:generator>OpenOffice/4.1.2$Win32 OpenOffice.org_project/412m3$Build-9782</meta:generator>
    <meta:document-statistic meta:table-count="0" meta:image-count="0" meta:object-count="0" meta:page-count="4" meta:paragraph-count="88" meta:word-count="893" meta:character-count="4348"/>
  </office:meta>
</office:document-meta>
</file>